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mpDecoderTests.decodeFrameWithHeaderWithEmpt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ompDecoderTests.decodeFr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ompDecoderTests.decodeFrameWithoutNullOctetTermin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ompDecoderTests.decodeFrameWithIncomplete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DecoderTests.decode( ByteBuffer buff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ompDecoderTests.decodeFrameWithHeaderWithBackslash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ompDecoderTests.decodeFrameBodyNot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DecoderTests.decodeFrameWithIncomplete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DecoderTests.decodeFrameWithInvalid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DecoderTests.decodeFrameWithCrLfE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ompDecoderTests.decode( String stomp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DecoderTests.decodeFrameWithIncorrectTermin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DecoderTests.decodeFrameWithInsufficien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DecoderTests.decodeFrameWithContentLengthZer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ompDecoderTests.assertIncompleteDecode( String partial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ompDecoderTests.decodeFrameWithInvalid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ompDecoderTests.decodeFrameWithIncomplete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ompDecoderTests.decodeHeartbe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ompDecoderTests.decodeFrameWithNo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ompDecoderTests.decodeFrameWithNullOctectsInThe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ompDecoderTests.decodeFramesWithExtraNewLin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ompDecoderTests.decodeFrameWith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ompDecoderTests.decodeMultipleFramesFromSame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ompDecoderTests.decodeFrameWithNoHeadersAndNo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ompDecoderTests.decodeFrameWithEscaped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